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2.5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3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52"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table:style-name="ce52"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table:style-name="ce52"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table:style-name="ce52"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table:style-name="ce52"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2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3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2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>
          <table:table-cell office:value-type="string" calcext:value-type="string">
            <text:p><text:span text:style-name="T11">Test getDataStoreTrip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groups in the DataStore that contain trip information</text:p>
          </table:table-cell>
          <table:table-cell table:style-name="ce86" office:value-type="string" calcext:value-type="string">
            <text:p>GetDataStoreTripGroupList: LastTripReset</text:p>
            <text:p>GetDataStoreTripGroupList: TripJobCounts</text:p>
            <text:p>GetDataStoreTripGroupList: TripStateInformation</text:p>
            <text:p>EndOfGetDataStoreTripGroupList</text:p>
            <text:p/>
          </table:table-cell>
          <table:table-cell office:value-type="string" calcext:value-type="string">
            <text:p>passed on 4 dec 11:19am</text:p>
          </table:table-cell>
        </table:table-row>
        <table:table-row table:style-name="ro18">
          <table:table-cell office:value-type="string" calcext:value-type="string">
            <text:p><text:span text:style-name="T11">Test getGoal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a list of goal names found in the current map</text:p>
          </table:table-cell>
          <table:table-cell table:style-name="ce86" office:value-type="string" calcext:value-type="string">
            <text:p>Goal: Goal3</text:p>
            <text:p>Goal: Goal1</text:p>
            <text:p>Goal: Goal2</text:p>
            <text:p>End of goals</text:p>
            <text:p/>
          </table:table-cell>
          <table:table-cell office:value-type="string" calcext:value-type="string">
            <text:p>passed on 4 dec 11:21am</text:p>
          </table:table-cell>
        </table:table-row>
        <table:table-row table:style-name="ro18">
          <table:table-cell office:value-type="string" calcext:value-type="string">
            <text:p><text:span text:style-name="T11">Test getInfo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return the list of information names</text:p>
          </table:table-cell>
          <table:table-cell table:style-name="ce86" office:value-type="string" calcext:value-type="string">
            <text:p>InfoList: RobotIP</text:p>
            <text:p>InfoList: WirelessLink</text:p>
            <text:p>InfoList: WirelessQuality</text:p>
            <text:p>InfoList: Local Plan Time</text:p>
            <text:p>InfoList: Local DWA Time</text:p>
            <text:p>InfoList: Num New Obstacle Points</text:p>
            <text:p>InfoList: Closest Obs Distance</text:p>
            <text:p>InfoList: PlanTime Limited Lin Vel</text:p>
            <text:p>InfoList: Local Plan Area Size X</text:p>
            <text:p>InfoList: Local Plan Area Size Y</text:p>
            <text:p>InfoList: Odometer(KM)</text:p>
            <text:p>InfoList: HourMeter</text:p>
            <text:p>InfoList: Temperature(C)</text:p>
            <text:p>InfoList: LaserScore</text:p>
            <text:p>InfoList: LaserLock</text:p>
            <text:p>InfoList: LaserNumSamples</text:p>
            <text:p>InfoList: LaserNumPeaks</text:p>
            <text:p>InfoList: ChargeEstimate</text:p>
            <text:p>InfoList: CurrentDraw</text:p>
            <text:p>InfoList: PackVoltage</text:p>
            <text:p>InfoList: BatteryStatus</text:p>
            <text:p>InfoList: BatteryError</text:p>
            <text:p>InfoList: OnCharger</text:p>
            <text:p>InfoList: ChargeState</text:p>
            <text:p>InfoList: MPacs</text:p>
            <text:p>InfoList: Laser_1 Pacs</text:p>
            <text:p>InfoList: Laser_1 Filtered_v2</text:p>
            <text:p>InfoList: SBC Uptime</text:p>
            <text:p>InfoList: ARAM Uptime</text:p>
            <text:p>InfoList: Idle</text:p>
            <text:p>InfoList: TipAngle</text:p>
            <text:p>InfoList: IsTipped</text:p>
            <text:p>InfoList: Queue ID</text:p>
            <text:p>InfoList: Queue Job ID</text:p>
            <text:p>InfoList: DebugLogState</text:p>
            <text:p>InfoList: DebugLogSeconds</text:p>
            <text:p>End of info list</text:p>
            <text:p/>
          </table:table-cell>
          <table:table-cell office:value-type="string" calcext:value-type="string">
            <text:p>passed on 4 dec 11:23am</text:p>
          </table:table-cell>
        </table:table-row>
        <table:table-row table:style-name="ro18">
          <table:table-cell office:value-type="string" calcext:value-type="string">
            <text:p><text:span text:style-name="T11">Test getMacros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In third terminal window, it should display a list of macros found in the current map</text:p>
          </table:table-cell>
          <table:table-cell table:style-name="ce86" office:value-type="string" calcext:value-type="string">
            <text:p>End of macros</text:p>
            <text:p/>
          </table:table-cell>
          <table:table-cell office:value-type="string" calcext:value-type="string">
            <text:p>passed on 4 dec 11:24am</text:p>
          </table:table-cell>
        </table:table-row>
        <table:table-row table:style-name="ro18" table:number-rows-repeated="15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492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1:25:33.962934575</dc:date>
    <meta:generator>LibreOffice/6.0.7.3$Linux_X86_64 LibreOffice_project/00m0$Build-3</meta:generator>
    <meta:editing-duration>P6DT10H52M52S</meta:editing-duration>
    <meta:editing-cycles>561</meta:editing-cycles>
    <meta:document-statistic meta:table-count="7" meta:cell-count="1105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